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name="OpenSymbol" svg:font-family="OpenSymbol"/>
    <style:font-face style:name="Segoe UI" svg:font-family="'Segoe UI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list-style-name="L5" style:name="aa6f20e" style:parent-style-name="Standard">
      <style:paragraph-properties/>
    </style:style>
    <style:style style:family="paragraph" style:list-style-name="L5" style:name="aad3e8c" style:parent-style-name="Standard">
      <style:paragraph-properties/>
    </style:style>
    <style:style style:family="paragraph" style:list-style-name="L5" style:name="a65fd8e" style:parent-style-name="Standard">
      <style:paragraph-properties/>
    </style:style>
    <style:style style:family="paragraph" style:list-style-name="L5" style:name="a0a66dc" style:parent-style-name="Standard">
      <style:paragraph-properties/>
    </style:style>
    <style:style style:family="paragraph" style:list-style-name="L5" style:name="a6204c5" style:parent-style-name="Standard">
      <style:paragraph-properties/>
    </style:style>
    <style:style style:family="paragraph" style:list-style-name="L5" style:name="af5567c" style:parent-style-name="Standard">
      <style:paragraph-properties/>
    </style:style>
    <style:style style:family="paragraph" style:list-style-name="L5" style:name="a1ef610" style:parent-style-name="Standard">
      <style:paragraph-properties/>
    </style:style>
    <style:style style:family="paragraph" style:list-style-name="L5" style:name="ac7ec51" style:parent-style-name="Standard">
      <style:paragraph-properties/>
    </style:style>
    <style:style style:family="paragraph" style:list-style-name="L5" style:name="a6e9333" style:parent-style-name="Standard">
      <style:paragraph-properties/>
    </style:style>
    <style:style style:family="paragraph" style:list-style-name="L5" style:name="a77324b" style:parent-style-name="Standard">
      <style:paragraph-properties/>
    </style:style>
    <style:style style:family="paragraph" style:list-style-name="L4" style:name="aa9fc9d" style:parent-style-name="Standard">
      <style:paragraph-properties/>
    </style:style>
    <style:style style:family="paragraph" style:list-style-name="L4" style:name="ad702a5" style:parent-style-name="Standard">
      <style:paragraph-properties/>
    </style:style>
    <style:style style:family="paragraph" style:list-style-name="L4" style:name="aa9126a" style:parent-style-name="Standard">
      <style:paragraph-properties/>
    </style:style>
    <style:style style:family="paragraph" style:list-style-name="L4" style:name="aac3831" style:parent-style-name="Standard">
      <style:paragraph-properties/>
    </style:style>
    <style:style style:family="paragraph" style:list-style-name="L3" style:name="a4926d9" style:parent-style-name="Standard">
      <style:paragraph-properties/>
    </style:style>
    <style:style style:family="paragraph" style:list-style-name="L3" style:name="a24bcf7" style:parent-style-name="Standard">
      <style:paragraph-properties/>
    </style:style>
    <style:style style:family="paragraph" style:list-style-name="L3" style:name="ab83c05" style:parent-style-name="Standard">
      <style:paragraph-properties/>
    </style:style>
    <style:style style:family="paragraph" style:list-style-name="L3" style:name="ad84e9e" style:parent-style-name="Standard">
      <style:paragraph-properties/>
    </style:style>
    <style:style style:family="paragraph" style:list-style-name="L3" style:name="a9a60fe" style:parent-style-name="Standard">
      <style:paragraph-properties/>
    </style:style>
    <style:style style:family="paragraph" style:list-style-name="L3" style:name="a2c9066" style:parent-style-name="Standard">
      <style:paragraph-properties/>
    </style:style>
    <style:style style:family="paragraph" style:list-style-name="L2" style:name="a29f8ab" style:parent-style-name="Standard">
      <style:paragraph-properties/>
    </style:style>
    <style:style style:family="paragraph" style:list-style-name="L2" style:name="acf3e96" style:parent-style-name="Table_20_Contents">
      <style:paragraph-properties/>
    </style:style>
    <style:style style:family="table-cell" style:name="af406f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olumn" style:name="a224fbc">
      <style:table-column-properties style:rel-column-width="65535*"/>
    </style:style>
    <style:style style:family="table" style:name="aed4f2a">
      <style:table-properties style:width="17.0cm" table:align="left"/>
    </style:style>
    <style:style style:family="paragraph" style:list-style-name="L2" style:name="a9bc41a" style:parent-style-name="Standard">
      <style:paragraph-properties/>
    </style:style>
    <style:style style:family="paragraph" style:list-style-name="L3" style:name="a9658dc" style:parent-style-name="Standard">
      <style:paragraph-properties/>
    </style:style>
    <style:style style:family="paragraph" style:list-style-name="L3" style:name="aa6141a" style:parent-style-name="Standard">
      <style:paragraph-properties/>
    </style:style>
    <style:style style:family="paragraph" style:list-style-name="L3" style:name="a599622" style:parent-style-name="Standard">
      <style:paragraph-properties/>
    </style:style>
    <style:style style:family="paragraph" style:list-style-name="L3" style:name="ae2daa7" style:parent-style-name="Standard">
      <style:paragraph-properties/>
    </style:style>
    <style:style style:family="paragraph" style:list-style-name="L3" style:name="a7a2963" style:parent-style-name="Standard">
      <style:paragraph-properties/>
    </style:style>
    <style:style style:family="paragraph" style:list-style-name="L3" style:name="a6fc0c3" style:parent-style-name="Standard">
      <style:paragraph-properties/>
    </style:style>
    <style:style style:family="paragraph" style:list-style-name="L1" style:name="ae16631" style:parent-style-name="Standard">
      <style:paragraph-properties/>
    </style:style>
    <style:style style:family="paragraph" style:list-style-name="L1" style:name="a1213c1" style:parent-style-name="Standard">
      <style:paragraph-properties/>
    </style:style>
    <style:style style:family="paragraph" style:list-style-name="L1" style:name="a0f6362" style:parent-style-name="Standard">
      <style:paragraph-properties/>
    </style:style>
    <style:style style:family="paragraph" style:list-style-name="L1" style:name="ad00fe9" style:parent-style-name="Standard">
      <style:paragraph-properties/>
    </style:style>
    <style:style style:family="paragraph" style:list-style-name="L1" style:name="af60ac9" style:parent-style-name="Standard">
      <style:paragraph-properties/>
    </style:style>
    <style:style style:family="paragraph" style:list-style-name="L1" style:name="a540588" style:parent-style-name="Standard">
      <style:paragraph-properties/>
    </style:style>
    <style:style style:family="paragraph" style:list-style-name="L2" style:name="ac04537" style:parent-style-name="Table_20_Contents">
      <style:paragraph-properties/>
    </style:style>
    <style:style style:family="table-cell" style:name="a8d569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paragraph" style:list-style-name="L2" style:name="a7e6f7c" style:parent-style-name="Table_20_Contents">
      <style:paragraph-properties/>
    </style:style>
    <style:style style:family="table-cell" style:name="aea1f6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886fac">
      <style:table-column-properties style:rel-column-width="32768*"/>
    </style:style>
    <style:style style:family="table-column" style:name="a826d90">
      <style:table-column-properties style:rel-column-width="32767*"/>
    </style:style>
    <style:style style:family="table" style:name="a9ac7e9">
      <style:table-properties style:width="17.0cm" table:align="left"/>
    </style:style>
    <style:style style:family="paragraph" style:list-style-name="L1" style:name="ae772ec" style:parent-style-name="Standard">
      <style:paragraph-properties/>
    </style:style>
    <style:style style:family="paragraph" style:list-style-name="L1" style:name="a61265e" style:parent-style-name="Standard">
      <style:paragraph-properties/>
    </style:style>
    <style:style style:family="paragraph" style:list-style-name="L1" style:name="a7e6d7e" style:parent-style-name="Standard">
      <style:paragraph-properties/>
    </style:style>
    <style:style style:family="paragraph" style:list-style-name="L2" style:name="a3c7035" style:parent-style-name="Table_20_Contents">
      <style:paragraph-properties/>
    </style:style>
    <style:style style:family="table-cell" style:name="a5c3e4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paragraph" style:list-style-name="L2" style:name="aae5fbd" style:parent-style-name="Table_20_Contents">
      <style:paragraph-properties/>
    </style:style>
    <style:style style:family="table-cell" style:name="a342bd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5fc40a">
      <style:table-column-properties style:rel-column-width="32768*"/>
    </style:style>
    <style:style style:family="table-column" style:name="ace4790">
      <style:table-column-properties style:rel-column-width="32767*"/>
    </style:style>
    <style:style style:family="table" style:name="a3a82a3">
      <style:table-properties style:width="17.0cm" table:align="left"/>
    </style:style>
    <style:style style:family="paragraph" style:list-style-name="L1" style:name="a90a71a" style:parent-style-name="Standard">
      <style:paragraph-properties/>
    </style:style>
    <style:style style:family="paragraph" style:list-style-name="L1" style:name="a73ea3a" style:parent-style-name="Standard">
      <style:paragraph-properties/>
    </style:style>
    <style:style style:family="paragraph" style:list-style-name="L1" style:name="a5e5548" style:parent-style-name="Standard">
      <style:paragraph-properties/>
    </style:style>
    <style:style style:family="paragraph" style:list-style-name="L1" style:name="aa8ef68" style:parent-style-name="Standard">
      <style:paragraph-properties/>
    </style:style>
    <style:style style:family="paragraph" style:list-style-name="L1" style:name="a8fcffc" style:parent-style-name="Standard">
      <style:paragraph-properties/>
    </style:style>
    <style:style style:family="paragraph" style:list-style-name="L1" style:name="ab2d2de" style:parent-style-name="Standard">
      <style:paragraph-properties/>
    </style:style>
    <style:style style:family="paragraph" style:list-style-name="L1" style:name="a3753a2" style:parent-style-name="Standard">
      <style:paragraph-properties/>
    </style:style>
    <text:list-style style:name="L5">
      <text:list-level-style-number style:num-format="1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L4">
      <text:list-level-style-bullet text:bullet-char="©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bullet>
      <text:list-level-style-bullet text:bullet-char="ώ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Õ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©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©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©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©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©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©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  <text:list-style style:name="L3">
      <text:list-level-style-number style:num-format="1" style:num-prefix="b_" style:num-suffix="_a" text:display-levels="1" text:level="1" text:start-value="20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1" style:num-prefix="b_" style:num-suffix="_a" text:display-levels="2" text:level="2" text:start-value="20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prefix="b_" style:num-suffix="_a" text:display-levels="3" text:level="3" text:start-value="20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prefix="b_" style:num-suffix="_a" text:display-levels="4" text:level="4" text:start-value="20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prefix="b_" style:num-suffix="_a" text:display-levels="5" text:level="5" text:start-value="20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prefix="b_" style:num-suffix="_a" text:display-levels="6" text:level="6" text:start-value="20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prefix="b_" style:num-suffix="_a" text:display-levels="7" text:level="7" text:start-value="20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prefix="b_" style:num-suffix="_a" text:display-levels="8" text:level="8" text:start-value="20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prefix="b_" style:num-suffix="_a" text:display-levels="9" text:level="9" text:start-value="20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L2">
      <text:list-level-style-number style:num-format="1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L1">
      <text:list-level-style-number style:num-format="1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Numbering_20_1">
      <text:list-level-style-number style:num-format="1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</office:automatic-styles>
  <office:body>
    <office:text>
      <text:list text:continue-numbering="true" text:style-name="L1" xml:id="list8349185838889821746">
        <text:list-item>
          <text:p text:style-name="a3753a2">ListItem – Expected: 1.</text:p>
        </text:list-item>
      </text:list>
      <text:list text:continue-numbering="true" text:style-name="L1" xml:id="list8349185838889821746">
        <text:list-item>
          <text:p text:style-name="ab2d2de">ListItem – Expected: 2.</text:p>
        </text:list-item>
      </text:list>
      <text:list text:continue-numbering="true" text:style-name="L1" xml:id="list8349185838889821746">
        <text:list-item>
          <text:list>
            <text:list-item>
              <text:p text:style-name="a8fcffc">ListItem – Expected: 1.</text:p>
            </text:list-item>
          </text:list>
        </text:list-item>
      </text:list>
      <text:list text:continue-numbering="true" text:style-name="L1" xml:id="list8349185838889821746">
        <text:list-item>
          <text:list>
            <text:list-item>
              <text:p text:style-name="aa8ef68">ListItem – Expected: 2.</text:p>
            </text:list-item>
          </text:list>
        </text:list-item>
      </text:list>
      <text:list text:continue-numbering="true" text:style-name="L1" xml:id="list8349185838889821746">
        <text:list-item>
          <text:p text:style-name="a5e5548">ListItem – Expected: 3.</text:p>
        </text:list-item>
      </text:list>
      <text:list text:continue-numbering="true" text:style-name="L1" xml:id="list8349185838889821746">
        <text:list-item>
          <text:p text:style-name="a73ea3a">ListItem – Expected: 4.</text:p>
        </text:list-item>
      </text:list>
      <text:list text:continue-numbering="true" text:style-name="L1" xml:id="list8349185838889821746">
        <text:list-item>
          <text:list>
            <text:list-item>
              <text:p text:style-name="a90a71a">ListItem – Expected: 1.</text:p>
            </text:list-item>
          </text:list>
        </text:list-item>
      </text:list>
      <table:table table:style-name="a3a82a3">
        <table:table-column table:style-name="ace4790"/>
        <table:table-column table:style-name="a5fc40a"/>
        <table:table-row>
          <table:table-cell table:style-name="a342bd7">
            <text:list text:continue-numbering="true" text:style-name="L2" xml:id="list7494341191816107192">
              <text:list-item>
                <text:p text:style-name="aae5fbd">a</text:p>
              </text:list-item>
            </text:list>
          </table:table-cell>
          <table:table-cell table:style-name="a5c3e4f">
            <text:list text:continue-numbering="true" text:style-name="L2" xml:id="list41357431">
              <text:list-item>
                <text:p text:style-name="a3c7035"/>
              </text:list-item>
            </text:list>
          </table:table-cell>
        </table:table-row>
      </table:table>
      <text:list text:continue-numbering="true" text:style-name="L1" xml:id="list41362666">
        <text:list-item>
          <text:list>
            <text:list-item>
              <text:p text:style-name="a7e6d7e">ListItem – Expected: 2.</text:p>
            </text:list-item>
          </text:list>
        </text:list-item>
      </text:list>
      <text:list text:continue-numbering="true" text:style-name="L1" xml:id="list41362666">
        <text:list-item>
          <text:p text:style-name="a61265e">ListItem – Expected: 5.</text:p>
        </text:list-item>
      </text:list>
      <text:list text:continue-numbering="true" text:style-name="L1" xml:id="list41362666">
        <text:list-item>
          <text:p text:style-name="ae772ec">ListItem – Expected: 6.</text:p>
        </text:list-item>
      </text:list>
      <table:table table:style-name="a9ac7e9">
        <table:table-column table:style-name="a826d90"/>
        <table:table-column table:style-name="a886fac"/>
        <table:table-row>
          <table:table-cell table:style-name="aea1f6e">
            <text:list text:continue-numbering="true" text:style-name="L2" xml:id="list41338543">
              <text:list-item>
                <text:p text:style-name="a7e6f7c">b</text:p>
              </text:list-item>
            </text:list>
          </table:table-cell>
          <table:table-cell table:style-name="a8d5693">
            <text:list text:continue-numbering="true" text:style-name="L2" xml:id="list41347835">
              <text:list-item>
                <text:p text:style-name="ac04537"/>
              </text:list-item>
            </text:list>
          </table:table-cell>
        </table:table-row>
      </table:table>
      <text:list text:continue-numbering="true" text:style-name="L1" xml:id="list41364606">
        <text:list-item>
          <text:p text:style-name="a540588">ListItem – Expected: 7.</text:p>
        </text:list-item>
      </text:list>
      <text:list text:continue-numbering="true" text:style-name="L1" xml:id="list41364606">
        <text:list-item>
          <text:p text:style-name="af60ac9">ListItem 2</text:p>
        </text:list-item>
      </text:list>
      <text:list text:continue-numbering="true" text:style-name="L1" xml:id="list41364606">
        <text:list-item>
          <text:list>
            <text:list-item>
              <text:p text:style-name="ad00fe9">ListItem 3</text:p>
            </text:list-item>
          </text:list>
        </text:list-item>
      </text:list>
      <text:list text:continue-numbering="true" text:style-name="L1" xml:id="list41364606">
        <text:list-item>
          <text:list>
            <text:list-item>
              <text:p text:style-name="a0f6362">ListItem 4</text:p>
            </text:list-item>
          </text:list>
        </text:list-item>
      </text:list>
      <text:list text:continue-numbering="true" text:style-name="L1" xml:id="list41364606">
        <text:list-item>
          <text:p text:style-name="a1213c1">ListItem 5 (TO BE CONTINUED)</text:p>
        </text:list-item>
      </text:list>
      <text:list text:continue-numbering="true" text:style-name="L1" xml:id="list41364606">
        <text:list-header>
          <text:p text:style-name="ae16631"/>
        </text:list-header>
      </text:list>
      <text:list text:continue-numbering="true" text:style-name="L3" xml:id="list9042804303219460212">
        <text:list-item>
          <text:p text:style-name="a6fc0c3">ListItem A</text:p>
        </text:list-item>
      </text:list>
      <text:list text:continue-numbering="true" text:style-name="L3" xml:id="list9042804303219460212">
        <text:list-item>
          <text:list>
            <text:list-item>
              <text:p text:style-name="a7a2963">ListItem B</text:p>
            </text:list-item>
          </text:list>
        </text:list-item>
      </text:list>
      <text:list text:continue-numbering="true" text:style-name="L3" xml:id="list90428043032194602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ae2daa7">ListItem C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" xml:id="list9042804303219460212">
        <text:list-item>
          <text:list>
            <text:list-item>
              <text:p text:style-name="a599622">ListItem D</text:p>
            </text:list-item>
          </text:list>
        </text:list-item>
      </text:list>
      <text:list text:continue-numbering="true" text:style-name="L3" xml:id="list9042804303219460212">
        <text:list-item>
          <text:p text:style-name="aa6141a">ListItem E</text:p>
        </text:list-item>
      </text:list>
      <text:list text:continue-numbering="true" text:style-name="L3" xml:id="list9042804303219460212">
        <text:list-item>
          <text:p text:style-name="a9658dc">ListItem F</text:p>
        </text:list-item>
      </text:list>
      <text:list text:continue-numbering="true" text:style-name="L2" xml:id="list41335606">
        <text:list-item>
          <text:p text:style-name="a9bc41a"/>
        </text:list-item>
      </text:list>
      <table:table table:style-name="aed4f2a">
        <table:table-column table:style-name="a224fbc"/>
        <table:table-row>
          <table:table-cell table:style-name="af406f0">
            <text:list text:continue-numbering="true" text:style-name="L2" xml:id="list41335295">
              <text:list-item>
                <text:p text:style-name="acf3e96">c</text:p>
              </text:list-item>
            </text:list>
          </table:table-cell>
        </table:table-row>
      </table:table>
      <text:list text:continue-numbering="true" text:style-name="L2" xml:id="list41357024">
        <text:list-item>
          <text:p text:style-name="a29f8ab"/>
        </text:list-item>
      </text:list>
      <text:list text:continue-numbering="true" text:style-name="L3" xml:id="list41346790">
        <text:list-item>
          <text:p text:style-name="a2c9066">ListItem A</text:p>
        </text:list-item>
      </text:list>
      <text:list text:continue-numbering="true" text:style-name="L3" xml:id="list41346790">
        <text:list-item>
          <text:list>
            <text:list-item>
              <text:p text:style-name="a9a60fe">ListItem B</text:p>
            </text:list-item>
          </text:list>
        </text:list-item>
      </text:list>
      <text:list text:continue-numbering="true" text:style-name="L3" xml:id="list4134679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ad84e9e">ListItem C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" xml:id="list41346790">
        <text:list-item>
          <text:list>
            <text:list-item>
              <text:p text:style-name="ab83c05">ListItem D</text:p>
            </text:list-item>
          </text:list>
        </text:list-item>
      </text:list>
      <text:list text:continue-numbering="true" text:style-name="L3" xml:id="list41346790">
        <text:list-item>
          <text:p text:style-name="a24bcf7">ListItem E</text:p>
        </text:list-item>
      </text:list>
      <text:list text:continue-numbering="true" text:style-name="L3" xml:id="list41346790">
        <text:list-item>
          <text:p text:style-name="a4926d9">ListItem F</text:p>
        </text:list-item>
      </text:list>
      <text:p text:style-name="Standard"/>
      <text:list text:continue-numbering="true" text:style-name="L4" xml:id="list4045764212042834544">
        <text:list-item>
          <text:p text:style-name="aac3831">a</text:p>
        </text:list-item>
      </text:list>
      <text:list text:continue-numbering="true" text:style-name="L4" xml:id="list4045764212042834544">
        <text:list-item>
          <text:list>
            <text:list-item>
              <text:p text:style-name="aa9126a">b</text:p>
            </text:list-item>
          </text:list>
        </text:list-item>
      </text:list>
      <text:list text:continue-numbering="true" text:style-name="L4" xml:id="list4045764212042834544">
        <text:list-item>
          <text:list>
            <text:list-item>
              <text:list>
                <text:list-item>
                  <text:p text:style-name="ad702a5">c</text:p>
                </text:list-item>
              </text:list>
            </text:list-item>
          </text:list>
        </text:list-item>
      </text:list>
      <text:list text:continue-numbering="true" text:style-name="L4" xml:id="list4045764212042834544">
        <text:list-item>
          <text:p text:style-name="aa9fc9d">d</text:p>
        </text:list-item>
      </text:list>
      <text:p text:style-name="Standard"/>
      <text:list text:continue-numbering="true" text:style-name="L5" xml:id="list7335466225685522178">
        <text:list-item>
          <text:p text:style-name="a77324b">aa</text:p>
        </text:list-item>
      </text:list>
      <text:list text:continue-numbering="true" text:style-name="L5" xml:id="list7335466225685522178">
        <text:list-item>
          <text:list>
            <text:list-item>
              <text:p text:style-name="a6e9333">bb</text:p>
            </text:list-item>
          </text:list>
        </text:list-item>
      </text:list>
      <text:list text:continue-numbering="true" text:style-name="L5" xml:id="list7335466225685522178">
        <text:list-item>
          <text:list>
            <text:list-item>
              <text:list>
                <text:list-item>
                  <text:p text:style-name="ac7ec51">cc</text:p>
                </text:list-item>
              </text:list>
            </text:list-item>
          </text:list>
        </text:list-item>
      </text:list>
      <text:list text:continue-numbering="true" text:style-name="L5" xml:id="list7335466225685522178">
        <text:list-item>
          <text:p text:style-name="a1ef610">dd</text:p>
        </text:list-item>
      </text:list>
      <text:list text:continue-numbering="true" text:style-name="L5" xml:id="list7335466225685522178">
        <text:list-header>
          <text:p text:style-name="af5567c"/>
        </text:list-header>
      </text:list>
      <text:p text:style-name="Standard"/>
      <text:list text:continue-numbering="true" text:style-name="L5" xml:id="list41335879">
        <text:list-item>
          <text:p text:style-name="a6204c5">CONTINUED</text:p>
        </text:list-item>
      </text:list>
      <text:list text:continue-numbering="true" text:style-name="L5" xml:id="list41335879">
        <text:list-item>
          <text:p text:style-name="a0a66dc">ListItem 2</text:p>
        </text:list-item>
      </text:list>
      <text:list text:continue-numbering="true" text:style-name="L5" xml:id="list41335879">
        <text:list-item>
          <text:list>
            <text:list-item>
              <text:p text:style-name="a65fd8e">ListItem 3</text:p>
            </text:list-item>
          </text:list>
        </text:list-item>
      </text:list>
      <text:list text:continue-numbering="true" text:style-name="L5" xml:id="list41335879">
        <text:list-item>
          <text:list>
            <text:list-item>
              <text:p text:style-name="aad3e8c">ListItem 4</text:p>
            </text:list-item>
          </text:list>
        </text:list-item>
      </text:list>
      <text:list text:continue-numbering="true" text:style-name="L5" xml:id="list41335879">
        <text:list-item>
          <text:p text:style-name="aa6f20e">ListItem 5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name="OpenSymbol" svg:font-family="OpenSymbol"/>
    <style:font-face style:name="Segoe UI" svg:font-family="'Segoe UI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Line numbering" style:family="text" style:name="Line_20_numbering" style:parent-style-name="default_character_style"/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style style:display-name="Numbering Symbols" style:family="text" style:name="Numbering_20_Symbols" style:parent-style-name="default_character_style"/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01</dc:date>
    <meta:editing-cycles>2</meta:editing-cycles>
    <meta:editing-duration>PT0.057S</meta:editing-duration>
  </office:meta>
</office:document-meta>
</file>